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5in" fo:margin-right="0in" fo:margin-top="0in" fo:margin-bottom="0in" fo:line-height="100%" fo:text-indent="0in" style:auto-text-indent="false" style:shadow="none"/>
      <style:text-properties style:font-name="Times New Roman" fo:font-size="12pt" style:font-size-asian="12pt" style:font-size-complex="12pt"/>
    </style:style>
    <style:style style:name="P2" style:family="paragraph" style:parent-style-name="Standard">
      <style:paragraph-properties fo:margin-left="0.5in" fo:margin-right="0in" fo:margin-top="0in" fo:margin-bottom="0in" fo:line-height="100%" fo:text-indent="0in" style:auto-text-indent="false" style:shadow="none"/>
      <style:text-properties style:font-name="Times New Roman" fo:font-size="12pt" fo:font-style="italic" style:font-size-asian="12pt" style:font-style-asian="italic" style:font-size-complex="12pt" style:font-style-complex="italic"/>
    </style:style>
    <style:style style:name="P3" style:family="paragraph" style:parent-style-name="Standard">
      <style:paragraph-properties fo:margin-left="0.5in" fo:margin-right="0in" fo:margin-top="0in" fo:margin-bottom="0in" fo:line-height="100%" fo:text-indent="0in" style:auto-text-indent="false" style:shadow="none"/>
      <style:text-properties style:font-name="Times New Roman" fo:font-size="12pt" fo:font-style="normal" style:font-size-asian="12pt" style:font-style-asian="normal" style:font-size-complex="12pt" style:font-style-complex="normal"/>
    </style:style>
    <style:style style:name="P4" style:family="paragraph" style:parent-style-name="List_20_Paragraph">
      <style:paragraph-properties fo:margin-top="0in" fo:margin-bottom="0in" fo:line-height="100%" style:shadow="none"/>
      <style:text-properties style:font-name="Times New Roman" fo:font-size="12pt" fo:font-weight="bold" style:font-size-asian="12pt" style:font-weight-asian="bold" style:font-size-complex="12pt" style:font-weight-complex="bold"/>
    </style:style>
    <style:style style:name="P5" style:family="paragraph" style:parent-style-name="List_20_Paragraph">
      <style:paragraph-properties fo:margin-top="0in" fo:margin-bottom="0in" fo:line-height="100%" style:shadow="none"/>
      <style:text-properties style:font-name="Times New Roman" fo:font-size="12pt" fo:font-weight="normal" style:font-size-asian="12pt" style:font-weight-asian="normal" style:font-size-complex="12pt" style:font-weight-complex="normal"/>
    </style:style>
    <style:style style:name="P6" style:family="paragraph" style:parent-style-name="List_20_Paragraph">
      <style:paragraph-properties fo:margin-top="0in" fo:margin-bottom="0in" fo:line-height="100%" style:shadow="none"/>
      <style:text-properties style:font-name="Times New Roman" fo:font-size="12pt" style:font-size-asian="12pt" style:font-size-complex="12pt"/>
    </style:style>
    <style:style style:name="P7" style:family="paragraph" style:parent-style-name="Standard">
      <style:paragraph-properties fo:margin-top="0in" fo:margin-bottom="0in" fo:line-height="100%" fo:text-align="center" style:justify-single-word="false" style:shadow="none"/>
      <style:text-properties style:font-name="Times New Roman" fo:font-size="16pt" style:font-size-asian="16pt" style:font-size-complex="12pt"/>
    </style:style>
    <style:style style:name="P8" style:family="paragraph" style:parent-style-name="Standard">
      <style:paragraph-properties fo:margin-top="0in" fo:margin-bottom="0in" fo:line-height="100%" style:shadow="none"/>
      <style:text-properties style:font-name="Times New Roman" fo:font-size="12pt" style:font-size-asian="12pt" style:font-size-complex="12pt"/>
    </style:style>
    <style:style style:name="P9" style:family="paragraph" style:parent-style-name="Standard">
      <style:paragraph-properties fo:margin-top="0in" fo:margin-bottom="0in" fo:line-height="100%" style:shadow="none"/>
      <style:text-properties style:font-name="Times New Roman" fo:font-size="12pt" fo:font-style="italic" style:font-size-asian="12pt" style:font-style-asian="italic" style:font-size-complex="12pt" style:font-style-complex="italic"/>
    </style:style>
    <style:style style:name="P10" style:family="paragraph" style:parent-style-name="Standard">
      <style:paragraph-properties fo:margin-top="0in" fo:margin-bottom="0in" fo:line-height="100%" style:shadow="none"/>
      <style:text-properties style:font-name="Times New Roman" fo:font-size="12pt" fo:font-weight="normal" style:font-size-asian="12pt" style:font-weight-asian="normal" style:font-size-complex="12pt" style:font-weight-complex="normal"/>
    </style:style>
    <style:style style:name="P11" style:family="paragraph" style:parent-style-name="Standard" style:master-page-name="">
      <style:paragraph-properties fo:margin-top="0in" fo:margin-bottom="0in" fo:line-height="100%" fo:text-align="center" style:justify-single-word="false" style:page-number="auto" style:shadow="none"/>
      <style:text-properties style:font-name="Times New Roman" fo:font-size="16pt" style:font-size-asian="16pt" style:font-size-complex="12pt"/>
    </style:style>
    <style:style style:name="P12" style:family="paragraph" style:parent-style-name="Standard">
      <style:paragraph-properties fo:margin-left="0.5in" fo:margin-right="0in" fo:margin-top="0in" fo:margin-bottom="0in" fo:line-height="100%" fo:text-indent="-0.25in" style:auto-text-indent="false" style:shadow="none"/>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margin-left="0.25in" fo:margin-right="0in" fo:margin-top="0in" fo:margin-bottom="0in" fo:line-height="100%" fo:text-indent="0in" style:auto-text-indent="false" style:shadow="none"/>
      <style:text-properties style:font-name="Times New Roman" fo:font-size="12pt" style:font-size-asian="12pt" style:font-size-complex="12pt"/>
    </style:style>
    <style:style style:name="P14" style:family="paragraph" style:parent-style-name="Standard" style:list-style-name="L1">
      <style:paragraph-properties fo:margin-left="1in" fo:margin-right="0in" fo:margin-top="0in" fo:margin-bottom="0in" fo:line-height="100%" fo:text-indent="-0.25in" style:auto-text-indent="false" style:shadow="none"/>
      <style:text-properties style:font-name="Times New Roman" fo:font-size="12pt" style:font-size-asian="12pt" style:font-size-complex="12pt"/>
    </style:style>
    <style:style style:name="P15" style:family="paragraph" style:parent-style-name="Standard" style:list-style-name="L2">
      <style:paragraph-properties fo:margin-left="1in" fo:margin-right="0in" fo:margin-top="0in" fo:margin-bottom="0in" fo:line-height="100%" fo:text-indent="-0.25in" style:auto-text-indent="false" style:shadow="none"/>
      <style:text-properties style:font-name="Times New Roman" fo:font-size="12pt" style:font-size-asian="12pt" style:font-size-complex="12pt"/>
    </style:style>
    <style:style style:name="P16" style:family="paragraph" style:parent-style-name="Standard" style:list-style-name="WW8Num1">
      <style:paragraph-properties fo:margin-left="1in" fo:margin-right="0in" fo:margin-top="0in" fo:margin-bottom="0in" fo:line-height="100%" fo:text-indent="-0.25in" style:auto-text-indent="false" style:shadow="none"/>
      <style:text-properties style:font-name="Times New Roman" fo:font-size="12pt" fo:font-weight="bold" style:font-size-asian="12pt" style:font-weight-asian="bold" style:font-size-complex="12pt" style:font-weight-complex="bold"/>
    </style:style>
    <style:style style:name="P17" style:family="paragraph" style:parent-style-name="Standard" style:list-style-name="L2">
      <style:paragraph-properties fo:margin-left="1.5in" fo:margin-right="0in" fo:margin-top="0in" fo:margin-bottom="0in" fo:line-height="100%" fo:text-indent="-0.25in" style:auto-text-indent="false" style:shadow="none"/>
      <style:text-properties style:font-name="Times New Roman" fo:font-size="12pt" style:font-size-asian="12pt" style:font-size-complex="12pt"/>
    </style:style>
    <style:style style:name="P18" style:family="paragraph" style:parent-style-name="Standard" style:list-style-name="L3">
      <style:paragraph-properties fo:margin-top="0in" fo:margin-bottom="0in" fo:line-height="100%" style:shadow="none"/>
      <style:text-properties style:font-name="Times New Roman"/>
    </style:style>
    <style:style style:name="P19" style:family="paragraph" style:parent-style-name="Standard" style:list-style-name="L4">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20" style:family="paragraph" style:parent-style-name="Standard" style:list-style-name="L5">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21" style:family="paragraph" style:parent-style-name="Standard" style:list-style-name="L6">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22" style:family="paragraph" style:parent-style-name="Standard" style:list-style-name="L7">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23" style:family="paragraph" style:parent-style-name="Standard" style:list-style-name="L8">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24" style:family="paragraph" style:parent-style-name="Standard" style:list-style-name="L9">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25" style:family="paragraph" style:parent-style-name="Standard" style:list-style-name="L10">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26" style:family="paragraph" style:parent-style-name="Standard" style:list-style-name="L11">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27" style:family="paragraph" style:parent-style-name="Standard" style:list-style-name="L12">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28" style:family="paragraph" style:parent-style-name="Standard" style:list-style-name="L13">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29" style:family="paragraph" style:parent-style-name="Standard" style:list-style-name="L14">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30" style:family="paragraph" style:parent-style-name="Standard" style:list-style-name="L15">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31" style:family="paragraph" style:parent-style-name="Standard" style:list-style-name="L16">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32" style:family="paragraph" style:parent-style-name="Standard" style:list-style-name="L17">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33" style:family="paragraph" style:parent-style-name="Standard" style:list-style-name="L18">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34" style:family="paragraph" style:parent-style-name="Standard" style:list-style-name="L19">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35" style:family="paragraph" style:parent-style-name="Standard" style:list-style-name="L20">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36" style:family="paragraph" style:parent-style-name="Standard" style:list-style-name="L21">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37" style:family="paragraph" style:parent-style-name="Standard" style:list-style-name="L22">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38" style:family="paragraph" style:parent-style-name="Standard" style:list-style-name="L23">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39" style:family="paragraph" style:parent-style-name="Standard" style:list-style-name="L24">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40" style:family="paragraph" style:parent-style-name="Standard" style:list-style-name="L25">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41" style:family="paragraph" style:parent-style-name="Standard" style:list-style-name="L26">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42" style:family="paragraph" style:parent-style-name="Standard" style:list-style-name="L27">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43" style:family="paragraph" style:parent-style-name="Standard" style:list-style-name="L28">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44" style:family="paragraph" style:parent-style-name="Standard" style:list-style-name="L29">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45" style:family="paragraph" style:parent-style-name="Standard" style:list-style-name="L30">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46" style:family="paragraph" style:parent-style-name="Standard" style:list-style-name="L31">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47" style:family="paragraph" style:parent-style-name="Standard" style:list-style-name="L32">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48" style:family="paragraph" style:parent-style-name="Standard" style:list-style-name="L33">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49" style:family="paragraph" style:parent-style-name="Standard" style:list-style-name="L34">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50" style:family="paragraph" style:parent-style-name="Standard" style:list-style-name="L35">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51" style:family="paragraph" style:parent-style-name="Standard" style:list-style-name="L36">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52" style:family="paragraph" style:parent-style-name="Standard" style:list-style-name="L37">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53" style:family="paragraph" style:parent-style-name="Standard" style:list-style-name="L38">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54" style:family="paragraph" style:parent-style-name="Standard" style:list-style-name="L39">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55" style:family="paragraph" style:parent-style-name="Standard" style:list-style-name="L3">
      <style:paragraph-properties fo:margin-top="0in" fo:margin-bottom="0in" fo:line-height="100%" style:shadow="none"/>
      <style:text-properties style:font-name="Times New Roman" fo:font-size="12pt" fo:font-style="italic" style:font-size-asian="12pt" style:font-style-asian="italic" style:font-size-complex="12pt" style:font-style-complex="italic"/>
    </style:style>
    <style:style style:name="P56" style:family="paragraph" style:parent-style-name="Standard" style:list-style-name="WW8Num1">
      <style:paragraph-properties fo:margin-top="0in" fo:margin-bottom="0in" fo:line-height="100%" style:shadow="none"/>
      <style:text-properties style:font-name="Times New Roman" fo:font-size="12pt" fo:font-weight="bold" style:font-size-asian="12pt" style:font-weight-asian="bold" style:font-size-complex="12pt" style:font-weight-complex="bold"/>
    </style:style>
    <style:style style:name="P57" style:family="paragraph" style:parent-style-name="Standard" style:list-style-name="L41">
      <style:paragraph-properties fo:margin-top="0in" fo:margin-bottom="0in" fo:line-height="100%" style:shadow="none"/>
      <style:text-properties style:font-name="Times New Roman" fo:font-size="12pt" fo:font-weight="normal" style:font-size-asian="12pt" style:font-weight-asian="normal" style:font-size-complex="12pt" style:font-weight-complex="normal"/>
    </style:style>
    <style:style style:name="P58" style:family="paragraph" style:parent-style-name="Standard" style:list-style-name="L42">
      <style:paragraph-properties fo:margin-top="0in" fo:margin-bottom="0in" fo:line-height="100%" style:shadow="none"/>
      <style:text-properties style:font-name="Times New Roman" fo:font-size="12pt" fo:font-weight="normal" style:font-size-asian="12pt" style:font-weight-asian="normal" style:font-size-complex="12pt" style:font-weight-complex="normal"/>
    </style:style>
    <style:style style:name="P59" style:family="paragraph" style:parent-style-name="Standard" style:list-style-name="L15">
      <style:paragraph-properties fo:margin-top="0in" fo:margin-bottom="0in" fo:line-height="100%" style:shadow="none"/>
    </style:style>
    <style:style style:name="P60" style:family="paragraph" style:parent-style-name="Standard" style:list-style-name="L19">
      <style:paragraph-properties fo:margin-top="0in" fo:margin-bottom="0in" fo:line-height="100%" style:shadow="none"/>
    </style:style>
    <style:style style:name="P61" style:family="paragraph" style:parent-style-name="Standard" style:list-style-name="L23">
      <style:paragraph-properties fo:margin-top="0in" fo:margin-bottom="0in" fo:line-height="100%" style:shadow="none"/>
    </style:style>
    <style:style style:name="P62" style:family="paragraph" style:parent-style-name="Standard" style:list-style-name="L31">
      <style:paragraph-properties fo:margin-top="0in" fo:margin-bottom="0in" fo:line-height="100%" style:shadow="none"/>
    </style:style>
    <style:style style:name="P63" style:family="paragraph" style:parent-style-name="Standard" style:list-style-name="L35">
      <style:paragraph-properties fo:margin-top="0in" fo:margin-bottom="0in" fo:line-height="100%" style:shadow="none"/>
    </style:style>
    <style:style style:name="P64" style:family="paragraph" style:parent-style-name="Standard" style:list-style-name="L39">
      <style:paragraph-properties fo:margin-top="0in" fo:margin-bottom="0in" fo:line-height="100%" style:shadow="none"/>
    </style:style>
    <style:style style:name="P65" style:family="paragraph" style:parent-style-name="Standard" style:list-style-name="L40">
      <style:paragraph-properties fo:margin-top="0in" fo:margin-bottom="0in" fo:line-height="100%" fo:text-align="start" style:justify-single-word="false"/>
    </style:style>
    <style:style style:name="P66" style:family="paragraph" style:parent-style-name="Standard" style:list-style-name="WW8Num1">
      <style:paragraph-properties fo:margin-left="0.5in" fo:margin-right="0in" fo:margin-top="0in" fo:margin-bottom="0in" fo:line-height="100%" fo:text-indent="-0.25in" style:auto-text-indent="false" style:shadow="none"/>
      <style:text-properties style:font-name="Times New Roman" fo:font-size="12pt" fo:font-weight="bold" style:font-size-asian="12pt" style:font-weight-asian="bold" style:font-size-complex="12pt" style:font-weight-complex="bold"/>
    </style:style>
    <style:style style:name="P67" style:family="paragraph" style:parent-style-name="Standard" style:list-style-name="WW8Num1">
      <style:paragraph-properties fo:margin-left="0.5in" fo:margin-right="0in" fo:margin-top="0in" fo:margin-bottom="0in" fo:line-height="100%" fo:text-indent="-0.25in" style:auto-text-indent="false" style:shadow="none"/>
      <style:text-properties style:font-name="Times New Roman" fo:font-size="12pt" fo:font-weight="normal" style:font-size-asian="12pt" style:font-weight-asian="normal" style:font-size-complex="12pt" style:font-weight-complex="normal"/>
    </style:style>
    <style:style style:name="P68" style:family="paragraph" style:parent-style-name="List_20_Paragraph" style:list-style-name="WW8Num1">
      <style:paragraph-properties fo:margin-top="0in" fo:margin-bottom="0in" fo:line-height="100%" style:shadow="none"/>
      <style:text-properties style:font-name="Times New Roman" fo:font-size="12pt" fo:font-weight="bold" style:font-size-asian="12pt" style:font-weight-asian="bold" style:font-size-complex="12pt"/>
    </style:style>
    <style:style style:name="P69" style:family="paragraph" style:parent-style-name="List_20_Paragraph" style:list-style-name="WW8Num1">
      <style:paragraph-properties fo:margin-top="0in" fo:margin-bottom="0in" fo:line-height="100%" style:shadow="none"/>
      <style:text-properties style:font-name="Times New Roman" fo:font-size="12pt" fo:font-weight="bold" style:font-size-asian="12pt" style:font-weight-asian="bold" style:font-size-complex="12pt" style:font-weight-complex="bold"/>
    </style:style>
    <style:style style:name="P70" style:family="paragraph" style:parent-style-name="List_20_Paragraph" style:list-style-name="WW8Num1">
      <style:paragraph-properties fo:margin-top="0in" fo:margin-bottom="0in" fo:line-height="100%" style:shadow="none"/>
      <style:text-properties style:font-name="Times New Roman" fo:font-size="12pt" style:font-size-asian="12pt" style:font-size-complex="12pt"/>
    </style:style>
    <style:style style:name="P71" style:family="paragraph" style:parent-style-name="List_20_Paragraph" style:list-style-name="L43">
      <style:paragraph-properties fo:margin-top="0in" fo:margin-bottom="0in" fo:line-height="100%" style:shadow="none"/>
      <style:text-properties style:font-name="Times New Roman" fo:font-size="12pt" fo:font-weight="normal" style:font-size-asian="12pt" style:font-weight-asian="normal" style:font-size-complex="12pt" style:font-weight-complex="normal"/>
    </style:style>
    <style:style style:name="P72" style:family="paragraph" style:parent-style-name="List_20_Paragraph" style:list-style-name="L46">
      <style:paragraph-properties fo:margin-top="0in" fo:margin-bottom="0in" fo:line-height="100%" style:shadow="none"/>
      <style:text-properties style:font-name="Times New Roman" fo:font-size="12pt" fo:font-weight="normal" style:font-size-asian="12pt" style:font-weight-asian="normal" style:font-size-complex="12pt" style:font-weight-complex="normal"/>
    </style:style>
    <style:style style:name="P73" style:family="paragraph" style:parent-style-name="List_20_Paragraph" style:list-style-name="L48">
      <style:paragraph-properties fo:margin-top="0in" fo:margin-bottom="0in" fo:line-height="100%" style:shadow="none"/>
      <style:text-properties style:font-name="Times New Roman" fo:font-size="12pt" fo:font-weight="normal" style:font-size-asian="12pt" style:font-weight-asian="normal" style:font-size-complex="12pt" style:font-weight-complex="normal"/>
    </style:style>
    <style:style style:name="P74" style:family="paragraph" style:parent-style-name="List_20_Paragraph" style:list-style-name="WW8Num1">
      <style:paragraph-properties fo:margin-left="1in" fo:margin-right="0in" fo:margin-top="0in" fo:margin-bottom="0in" fo:line-height="100%" fo:text-indent="-0.25in" style:auto-text-indent="false" style:shadow="none"/>
      <style:text-properties style:font-name="Times New Roman" fo:font-size="12pt" fo:font-weight="bold" style:font-size-asian="12pt" style:font-weight-asian="bold" style:font-size-complex="12pt" style:font-weight-complex="bold"/>
    </style:style>
    <style:style style:name="P75" style:family="paragraph" style:parent-style-name="List_20_Paragraph" style:list-style-name="L44">
      <style:paragraph-properties fo:margin-left="1in" fo:margin-right="0in" fo:margin-top="0in" fo:margin-bottom="0in" fo:line-height="100%" fo:text-indent="-0.25in" style:auto-text-indent="false" style:shadow="none"/>
      <style:text-properties style:font-name="Times New Roman" fo:font-size="12pt" fo:font-weight="normal" style:font-size-asian="12pt" style:font-weight-asian="normal" style:font-size-complex="12pt" style:font-weight-complex="normal"/>
    </style:style>
    <style:style style:name="P76" style:family="paragraph" style:parent-style-name="List_20_Paragraph" style:list-style-name="L43">
      <style:paragraph-properties fo:margin-left="0.5in" fo:margin-right="0in" fo:margin-top="0in" fo:margin-bottom="0in" fo:line-height="100%" fo:text-indent="-0.25in" style:auto-text-indent="false" style:shadow="none"/>
      <style:text-properties style:font-name="Times New Roman" fo:font-size="12pt" fo:font-weight="normal" style:font-size-asian="12pt" style:font-weight-asian="normal" style:font-size-complex="12pt" style:font-weight-complex="normal"/>
    </style:style>
    <style:style style:name="P77" style:family="paragraph" style:parent-style-name="List_20_Paragraph" style:list-style-name="WW8Num1">
      <style:paragraph-properties fo:margin-left="0.5in" fo:margin-right="0in" fo:margin-top="0in" fo:margin-bottom="0in" fo:line-height="100%" fo:text-indent="-0.25in" style:auto-text-indent="false" style:shadow="none"/>
      <style:text-properties style:font-name="Times New Roman" fo:font-size="12pt" fo:font-weight="normal" style:font-size-asian="12pt" style:font-weight-asian="normal" style:font-size-complex="12pt" style:font-weight-complex="normal"/>
    </style:style>
    <style:style style:name="P78" style:family="paragraph" style:parent-style-name="List_20_Paragraph" style:list-style-name="WW8Num1">
      <style:paragraph-properties fo:margin-left="0.5in" fo:margin-right="0in" fo:margin-top="0in" fo:margin-bottom="0in" fo:line-height="100%" fo:text-indent="-0.25in" style:auto-text-indent="false" style:shadow="none"/>
      <style:text-properties style:font-name="Times New Roman" fo:font-size="12pt" fo:font-weight="bold" style:font-size-asian="12pt" style:font-weight-asian="bold" style:font-size-complex="12pt" style:font-weight-complex="bold"/>
    </style:style>
    <style:style style:name="P79" style:family="paragraph" style:parent-style-name="List_20_Paragraph">
      <style:paragraph-properties fo:margin-left="0.5in" fo:margin-right="0in" fo:margin-top="0in" fo:margin-bottom="0in" fo:line-height="100%" fo:text-indent="-0.25in" style:auto-text-indent="false" style:shadow="none"/>
      <style:text-properties style:font-name="Times New Roman"/>
    </style:style>
    <style:style style:name="P80" style:family="paragraph" style:parent-style-name="List_20_Paragraph" style:list-style-name="L43">
      <style:paragraph-properties fo:margin-left="0.5in" fo:margin-right="0in" fo:margin-top="0in" fo:margin-bottom="0in" fo:line-height="100%" fo:text-indent="-0.25in" style:auto-text-indent="false" style:shadow="none"/>
      <style:text-properties style:font-name="Times New Roman"/>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font-name="Times New Roman"/>
    </style:style>
    <style:style style:name="T3" style:family="text">
      <style:text-properties style:font-name="Times New Roman" fo:font-size="12pt" style:font-size-asian="12pt" style:font-size-complex="12pt"/>
    </style:style>
    <style:style style:name="T4" style:family="text">
      <style:text-properties style:font-name="Times New Roman"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Use Case " style:num-suffix="." style:num-format="1">
        <style:list-level-properties text:list-level-position-and-space-mode="label-alignment">
          <style:list-level-label-alignment text:label-followed-by="space" fo:text-indent="-0.25in" fo:margin-left="1in"/>
        </style:list-level-properties>
      </text:list-level-style-number>
      <text:list-level-style-number text:level="2" text:style-name="Numbering_20_Symbols" style:num-prefix="Use Case"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prefix="Use Case"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prefix="Use Case"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prefix="Use Case"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prefix="Use Case"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prefix="Use Case" style:num-suffix="." style:num-format="1" text:display-levels="7">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prefix="Use Case" style:num-suffix="." style:num-format="1" text:display-levels="8">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prefix="Use Case" style:num-suffix="." style:num-format="1" text:display-levels="9">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prefix="Use Case" style:num-suffix="." style:num-format="1" text:display-levels="10">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text:display-levels="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text:display-levels="5">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text:display-levels="5">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text:display-levels="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text:display-levels="5">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text:display-levels="5">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text:display-levels="6">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text:display-levels="6">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text:display-levels="6">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text:display-levels="6">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text:display-levels="6">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text:display-levels="6">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text:display-levels="6">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text:display-levels="6">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text:display-levels="6">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text:display-levels="7">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text:display-levels="7">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text:display-levels="7">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oject Progress Report</text:p>
      <text:p text:style-name="P7">Project Title: jamIRC</text:p>
      <text:p text:style-name="P7">Team Members:</text:p>
      <text:p text:style-name="P7">Matt Johnson, Justin Ard, Andrew Montgomery</text:p>
      <text:p text:style-name="P8"/>
      <text:list xml:id="list1507240134" text:style-name="WW8Num1">
        <text:list-item>
          <text:p text:style-name="P68">Introduction</text:p>
          <text:p text:style-name="P68"/>
        </text:list-item>
      </text:list>
      <text:p text:style-name="P5">jamIRC is an original, networked chat service based on the Internet Relay Chat (IRC) <text:s/>messaging protocol. It includes original implementations of both server and client programs, which communicate over TCP.</text:p>
      <text:p text:style-name="P5"/>
      <text:p text:style-name="P5">IRC is an open protocol created by Jarkko Oikarinen in 1988 as a new paradigm for implementing real-time Internet text communication between individuals, and amongst groups of users. <text:s/>In addition to offering one-to-one and conferencing chat features, IRC has been widely expanded in modern applications to include file transfer and various other services. <text:s/>However, the scope of our implementation is limited to the messaging functionality.</text:p>
      <text:p text:style-name="P5"/>
      <text:p text:style-name="P5">In 1993, the original protocol for IRC was published in Request For Comment (RFC) 1459. <text:s/>Our design is largely taken from these specifications, as well as from additional IRC-related RFCs 2810 (IRC architecture), 2811 (channel management), 2812 (client protocol), and 2813 (server protocol).</text:p>
      <text:p text:style-name="P5"/>
      <text:list xml:id="list275388554" text:continue-numbering="true" text:style-name="WW8Num1">
        <text:list-item>
          <text:p text:style-name="P68">System Description</text:p>
          <text:p text:style-name="P68"/>
          <text:list>
            <text:list-item>
              <text:p text:style-name="P74">Main Features</text:p>
            </text:list-item>
          </text:list>
        </text:list-item>
      </text:list>
      <text:p text:style-name="P1"/>
      <text:p text:style-name="P1">Core IRC features in our implementation include:</text:p>
      <text:list xml:id="list561867138" text:style-name="L1">
        <text:list-item>
          <text:p text:style-name="P14">A GUI client program where the end user can connect to the IRC network, join channels, and send/receive messages.</text:p>
        </text:list-item>
        <text:list-item>
          <text:p text:style-name="P14">Multiple ‘channels’ to host groups of users in chat room environments.</text:p>
        </text:list-item>
        <text:list-item>
          <text:p text:style-name="P14">One or more networked servers to host and manage chat channels.</text:p>
        </text:list-item>
        <text:list-item>
          <text:p text:style-name="P14">One-to-many communication in which clients can simultaneously chat with groups of users.</text:p>
        </text:list-item>
        <text:list-item>
          <text:p text:style-name="P14">One-to-one communication in which users can privately chat with each other.</text:p>
        </text:list-item>
      </text:list>
      <text:p text:style-name="P1"/>
      <text:p text:style-name="P1">Possible extended features may include:</text:p>
      <text:list xml:id="list909427519" text:style-name="L2">
        <text:list-item>
          <text:p text:style-name="P15">Direct Client Communication (DCC) protocol for establishing direct, non-relayed communications between individual users</text:p>
        </text:list-item>
        <text:list-item>
          <text:p text:style-name="P15">Client-To-Client Protocol (CTCP) which includes features for:</text:p>
          <text:list>
            <text:list-item>
              <text:list>
                <text:list-item>
                  <text:list>
                    <text:list-item>
                      <text:list>
                        <text:list-item>
                          <text:p text:style-name="P17">sending/receiving structured data (graphics, fonts, etc)</text:p>
                        </text:list-item>
                      </text:list>
                    </text:list-item>
                  </text:list>
                </text:list-item>
              </text:list>
            </text:list-item>
            <text:list-item>
              <text:p text:style-name="P17">querying individual user clients</text:p>
            </text:list-item>
          </text:list>
        </text:list-item>
        <text:list-item>
          <text:p text:style-name="P15">Persistent username and channel registration</text:p>
        </text:list-item>
        <text:list-item>
          <text:p text:style-name="P15">Authentication using passwords</text:p>
        </text:list-item>
        <text:list-item>
          <text:p text:style-name="P15"><text:soft-page-break/>Encryption using the Transport Layer Security (TLS) protocol</text:p>
        </text:list-item>
      </text:list>
      <text:p text:style-name="P1"/>
      <text:list xml:id="list1192447652" text:continue-list="list275388554" text:style-name="WW8Num1">
        <text:list-item>
          <text:list>
            <text:list-item>
              <text:p text:style-name="P69">Demonstration Use Cases</text:p>
            </text:list-item>
          </text:list>
        </text:list-item>
      </text:list>
      <text:p text:style-name="P2"/>
      <text:p text:style-name="P3">The following Use Cases demonstrate how to operate the jamIRC server and client programs, as well as how to perform the various messaging and control functions. For specific information on proper command syntax, see the accompanying README document.</text:p>
      <text:p text:style-name="P2"/>
      <text:list xml:id="list1201231146" text:style-name="L3">
        <text:list-item>
          <text:p text:style-name="P18">Starting the Server</text:p>
        </text:list-item>
      </text:list>
      <text:p text:style-name="P9"/>
      <text:list xml:id="list692140387" text:style-name="L4">
        <text:list-item>
          <text:p text:style-name="P19">Preconditions: </text:p>
        </text:list-item>
      </text:list>
      <text:list xml:id="list2126087169" text:style-name="L5">
        <text:list-item>
          <text:p text:style-name="P20">Server program has been installed on a Unix machine with Python libraries installed</text:p>
        </text:list-item>
      </text:list>
      <text:list xml:id="list1714573219" text:continue-list="list692140387" text:style-name="L4">
        <text:list-item>
          <text:p text:style-name="P19">Steps:</text:p>
        </text:list-item>
      </text:list>
      <text:list xml:id="list1260681962" text:style-name="L6">
        <text:list-item>
          <text:p text:style-name="P21">User runs the jamIRC server program (e.g., python simple_server.py)</text:p>
        </text:list-item>
      </text:list>
      <text:list xml:id="list313312499" text:continue-list="list1714573219" text:style-name="L4">
        <text:list-item>
          <text:p text:style-name="P19">Postconditions:</text:p>
        </text:list-item>
      </text:list>
      <text:list xml:id="list1302109044" text:style-name="L7">
        <text:list-item>
          <text:p text:style-name="P22">Server program launches and initiates all data structures.</text:p>
        </text:list-item>
        <text:list-item>
          <text:p text:style-name="P22">Server program begins listening for connections on port 5000.</text:p>
        </text:list-item>
      </text:list>
      <text:p text:style-name="P9"/>
      <text:list xml:id="list777548108" text:continue-list="list1201231146" text:style-name="L3">
        <text:list-item>
          <text:p text:style-name="P55">Starting the Client and Connecting to jamIRC</text:p>
        </text:list-item>
      </text:list>
      <text:p text:style-name="P9"/>
      <text:list xml:id="list1782374590" text:style-name="L8">
        <text:list-item>
          <text:p text:style-name="P23">Preconditions:</text:p>
        </text:list-item>
      </text:list>
      <text:list xml:id="list1214377139" text:style-name="L9">
        <text:list-item>
          <text:p text:style-name="P24">Client program has been installed on a machine with Java Runtime Environemnt (JRE6) installed.</text:p>
        </text:list-item>
      </text:list>
      <text:list xml:id="list1377339020" text:continue-list="list1782374590" text:style-name="L8">
        <text:list-item>
          <text:p text:style-name="P23">Steps:</text:p>
        </text:list-item>
      </text:list>
      <text:list xml:id="list446029097" text:style-name="L10">
        <text:list-item>
          <text:p text:style-name="P25">User runs the jamIRC client program (e.g., java -jar ClientUI.jar)</text:p>
        </text:list-item>
      </text:list>
      <text:list xml:id="list1774957986" text:continue-list="list1377339020" text:style-name="L8">
        <text:list-item>
          <text:p text:style-name="P23">Postconditions:</text:p>
        </text:list-item>
      </text:list>
      <text:list xml:id="list1787140261" text:style-name="L11">
        <text:list-item>
          <text:p text:style-name="P26">Client program launches and initiates all data structures.</text:p>
        </text:list-item>
        <text:list-item>
          <text:p text:style-name="P26">Client program connects to server on port 5000.</text:p>
        </text:list-item>
        <text:list-item>
          <text:p text:style-name="P26">Server spawns new thread to handle new user's connection.</text:p>
        </text:list-item>
        <text:list-item>
          <text:p text:style-name="P26">Server logs and records the new user's username and hostname.</text:p>
        </text:list-item>
      </text:list>
      <text:p text:style-name="P9"/>
      <text:list xml:id="list1587810084" text:continue-list="list777548108" text:style-name="L3">
        <text:list-item>
          <text:p text:style-name="P55">Registering a Nickname</text:p>
        </text:list-item>
      </text:list>
      <text:p text:style-name="P9"/>
      <text:list xml:id="list1854114697" text:style-name="L12">
        <text:list-item>
          <text:p text:style-name="P27">Preconditions:</text:p>
        </text:list-item>
      </text:list>
      <text:list xml:id="list64545874" text:style-name="L13">
        <text:list-item>
          <text:p text:style-name="P28">User has launched the Client program and successfully connected to the server.</text:p>
        </text:list-item>
      </text:list>
      <text:list xml:id="list109080378" text:continue-list="list1854114697" text:style-name="L12">
        <text:list-item>
          <text:p text:style-name="P27">Steps:</text:p>
        </text:list-item>
      </text:list>
      <text:list xml:id="list437297595" text:style-name="L14">
        <text:list-item>
          <text:p text:style-name="P29">User issues the NICK command.</text:p>
        </text:list-item>
      </text:list>
      <text:list xml:id="list2074642014" text:continue-list="list109080378" text:style-name="L12">
        <text:list-item>
          <text:p text:style-name="P27">Postconditions:</text:p>
        </text:list-item>
      </text:list>
      <text:list xml:id="list1065674143" text:style-name="L15">
        <text:list-item>
          <text:p text:style-name="P30">If an invalid command is given: server sends ERR_UNKNOWNCOMMAND reply.</text:p>
        </text:list-item>
        <text:list-item>
          <text:p text:style-name="P30">Else if no nickname is given: server sends ERR_NONICKNAMEGIVEN reply.</text:p>
        </text:list-item>
        <text:list-item>
          <text:p text:style-name="P30">Else if nickname is in an illegal format: server sends ERR_ERRONEUSNICKNAME reply.</text:p>
        </text:list-item>
        <text:list-item>
          <text:p text:style-name="P30">Else if nickname is already in use: server sends ERR_NICKNAMEINUSE reply.</text:p>
        </text:list-item>
        <text:list-item>
          <text:p text:style-name="P30">Else:</text:p>
          <text:list>
            <text:list-item>
              <text:p text:style-name="P59"><text:soft-page-break/>Server logs and records the new nickname and maps it to the user's username and hostname.</text:p>
            </text:list-item>
            <text:list-item>
              <text:p text:style-name="P30"><text:s/>Server sends SUCCESS_WELCOME_TO_SERVER reply.</text:p>
            </text:list-item>
          </text:list>
        </text:list-item>
      </text:list>
      <text:p text:style-name="P9"/>
      <text:list xml:id="list380632818" text:continue-list="list1587810084" text:style-name="L3">
        <text:list-item>
          <text:p text:style-name="P55">Listing the Channels</text:p>
        </text:list-item>
      </text:list>
      <text:p text:style-name="P9"/>
      <text:list xml:id="list865740433" text:style-name="L16">
        <text:list-item>
          <text:p text:style-name="P31">Preconditions:</text:p>
        </text:list-item>
      </text:list>
      <text:list xml:id="list1391784018" text:style-name="L17">
        <text:list-item>
          <text:p text:style-name="P32">User is connected to the IRC network.</text:p>
        </text:list-item>
        <text:list-item>
          <text:p text:style-name="P32">User has registered a valid nickname.</text:p>
        </text:list-item>
      </text:list>
      <text:list xml:id="list506267572" text:continue-list="list865740433" text:style-name="L16">
        <text:list-item>
          <text:p text:style-name="P31">Steps:</text:p>
        </text:list-item>
      </text:list>
      <text:list xml:id="list1416142414" text:style-name="L18">
        <text:list-item>
          <text:p text:style-name="P33">User issues the LIST command.</text:p>
        </text:list-item>
      </text:list>
      <text:list xml:id="list1073153049" text:continue-list="list506267572" text:style-name="L16">
        <text:list-item>
          <text:p text:style-name="P31">Postconditions:</text:p>
        </text:list-item>
      </text:list>
      <text:list xml:id="list638327409" text:style-name="L19">
        <text:list-item>
          <text:p text:style-name="P34">If an invalid command is given: server sends ERR_UNKNOWNCOMMAND reply.</text:p>
        </text:list-item>
        <text:list-item>
          <text:p text:style-name="P34">Else server lists all non-private and non-secret channels, along with the nicknames of their current members. This is accomplished using the following replies:</text:p>
          <text:list>
            <text:list-item>
              <text:p text:style-name="P60"><text:s/>RPL_LISTSTART – indicates beginning of channel list.</text:p>
            </text:list-item>
            <text:list-item>
              <text:p text:style-name="P34">RPL_LIST – indicates continuation of channel list.</text:p>
            </text:list-item>
            <text:list-item>
              <text:p text:style-name="P34"><text:s/>RPL_LISTEND – indicates end of channel list.</text:p>
            </text:list-item>
          </text:list>
        </text:list-item>
      </text:list>
      <text:p text:style-name="P9"/>
      <text:list xml:id="list332423249" text:continue-list="list380632818" text:style-name="L3">
        <text:list-item>
          <text:p text:style-name="P55">Joining a Channel</text:p>
        </text:list-item>
      </text:list>
      <text:p text:style-name="P9"/>
      <text:list xml:id="list1781981310" text:style-name="L20">
        <text:list-item>
          <text:p text:style-name="P35">Preconditions:</text:p>
        </text:list-item>
      </text:list>
      <text:list xml:id="list1046971120" text:style-name="L21">
        <text:list-item>
          <text:p text:style-name="P36">User is connected to the IRC network.</text:p>
        </text:list-item>
        <text:list-item>
          <text:p text:style-name="P36">User has registered a valid nickname.</text:p>
        </text:list-item>
      </text:list>
      <text:list xml:id="list1996859955" text:continue-list="list1781981310" text:style-name="L20">
        <text:list-item>
          <text:p text:style-name="P35">Steps:</text:p>
        </text:list-item>
      </text:list>
      <text:list xml:id="list56645334" text:style-name="L22">
        <text:list-item>
          <text:p text:style-name="P37">User issues the JOIN command.</text:p>
        </text:list-item>
      </text:list>
      <text:list xml:id="list915108228" text:continue-list="list1996859955" text:style-name="L20">
        <text:list-item>
          <text:p text:style-name="P35">Postconditions:</text:p>
        </text:list-item>
      </text:list>
      <text:list xml:id="list796907929" text:style-name="L23">
        <text:list-item>
          <text:p text:style-name="P38">If an invalid command is given: server sends ERR_UNKNOWNCOMMAND reply.</text:p>
        </text:list-item>
        <text:list-item>
          <text:p text:style-name="P38">Else if no channel name is given: server sends ERR_NEEDMOREPARAMS reply.</text:p>
        </text:list-item>
        <text:list-item>
          <text:p text:style-name="P38">Else if invalid channel name is given: server sends ERR_BADCHANMASK reply.</text:p>
        </text:list-item>
        <text:list-item>
          <text:p text:style-name="P38">Else if you have been banned: server sends ERR_BANNEDFROMCHAN reply.</text:p>
        </text:list-item>
        <text:list-item>
          <text:p text:style-name="P38">Else if channel is invite only and you have not been invited: server sends ERR_INVITEONLYCHAN reply.</text:p>
        </text:list-item>
        <text:list-item>
          <text:p text:style-name="P38">Else if channel is password protected and you did not supply the valid key: server sends ERR_BADCHANNELKEY reply.</text:p>
        </text:list-item>
        <text:list-item>
          <text:p text:style-name="P38">Else if you have exceeded the maximum channel limit: server sends the ERR_TOOMANYCHANNELS reply.</text:p>
        </text:list-item>
        <text:list-item>
          <text:p text:style-name="P38">Else:</text:p>
          <text:list>
            <text:list-item>
              <text:p text:style-name="P61"><text:s/>If the channel does not exist: server creates new channel with the given name.</text:p>
            </text:list-item>
            <text:list-item>
              <text:p text:style-name="P38"><text:s/>Server logs and records user's nickname as a member of the specified channel.</text:p>
            </text:list-item>
            <text:list-item>
              <text:p text:style-name="P38"><text:s/>Server sends RPL_TOPIC reply with the channel's current topic.</text:p>
            </text:list-item>
            <text:list-item>
              <text:p text:style-name="P38"><text:s/>Server sends one or more RPL_NAMEREPLY replies with a list of the channel's current members.</text:p>
            </text:list-item>
            <text:list-item>
              <text:p text:style-name="P38"><text:s/>Server sends RPL_ENDOFNAMES reply when it has finished sending the list.</text:p>
            </text:list-item>
          </text:list>
        </text:list-item>
        <text:list-item>
          <text:p text:style-name="P38">Server forwards all messages sent to the channel on to the user.</text:p>
        </text:list-item>
      </text:list>
      <text:p text:style-name="P9"/>
      <text:list xml:id="list510388041" text:continue-list="list332423249" text:style-name="L3">
        <text:list-item>
          <text:p text:style-name="P55"><text:soft-page-break/>Sending a Channel Message</text:p>
        </text:list-item>
      </text:list>
      <text:p text:style-name="P9"/>
      <text:list xml:id="list1606398828" text:continue-list="list915108228" text:style-name="L20">
        <text:list-item>
          <text:p text:style-name="P35">Preconditions:</text:p>
        </text:list-item>
      </text:list>
      <text:list xml:id="list2017575023" text:style-name="L24">
        <text:list-item>
          <text:p text:style-name="P39">User is connected to the IRC network.</text:p>
        </text:list-item>
        <text:list-item>
          <text:p text:style-name="P39">User has registered a valid nickname.</text:p>
        </text:list-item>
        <text:list-item>
          <text:p text:style-name="P39">User has joined a channel.</text:p>
        </text:list-item>
      </text:list>
      <text:list xml:id="list710660443" text:style-name="L25">
        <text:list-item>
          <text:p text:style-name="P40">Steps:</text:p>
        </text:list-item>
      </text:list>
      <text:list xml:id="list2007539546" text:style-name="L26">
        <text:list-item>
          <text:p text:style-name="P41">User issues PRIVMSG command with channel name given as a parameter.</text:p>
        </text:list-item>
      </text:list>
      <text:list xml:id="list1144971971" text:continue-list="list710660443" text:style-name="L25">
        <text:list-item>
          <text:p text:style-name="P40">Postconditions:</text:p>
        </text:list-item>
      </text:list>
      <text:list xml:id="list1695606617" text:style-name="L27">
        <text:list-item>
          <text:p text:style-name="P42">Server sends user's message to the channel most recently joined, including all other users who are currently members of the channel.</text:p>
        </text:list-item>
        <text:list-item>
          <text:p text:style-name="P42">Server sends SUCCESS_MESSAGE_SENT_TO_CHANNEL reply.</text:p>
        </text:list-item>
      </text:list>
      <text:p text:style-name="P9"/>
      <text:list xml:id="list507235689" text:continue-list="list510388041" text:style-name="L3">
        <text:list-item>
          <text:p text:style-name="P55">Sending a Private Message</text:p>
        </text:list-item>
      </text:list>
      <text:p text:style-name="P9"/>
      <text:list xml:id="list164426292" text:continue-list="list1606398828" text:style-name="L20">
        <text:list-item>
          <text:p text:style-name="P35">Preconditions:</text:p>
        </text:list-item>
      </text:list>
      <text:list xml:id="list1046451241" text:style-name="L28">
        <text:list-item>
          <text:p text:style-name="P43">User is connected to the IRC network.</text:p>
        </text:list-item>
        <text:list-item>
          <text:p text:style-name="P43">User has registered a valid nickname.</text:p>
        </text:list-item>
      </text:list>
      <text:list xml:id="list2056457216" text:style-name="L29">
        <text:list-item>
          <text:p text:style-name="P44">Steps:</text:p>
        </text:list-item>
      </text:list>
      <text:list xml:id="list1368649506" text:style-name="L30">
        <text:list-item>
          <text:p text:style-name="P45">User issues a PRIVMSG command.</text:p>
        </text:list-item>
      </text:list>
      <text:list xml:id="list265515814" text:continue-list="list1144971971" text:style-name="L25">
        <text:list-item>
          <text:p text:style-name="P40">Postconditions:</text:p>
        </text:list-item>
      </text:list>
      <text:list xml:id="list1288939337" text:style-name="L31">
        <text:list-item>
          <text:p text:style-name="P46">If an invalid command is given: server sends ERR_UNKNOWNCOMMAND reply.</text:p>
        </text:list-item>
        <text:list-item>
          <text:p text:style-name="P46">Else if no recipient is given: server sends ERR_NORECIPIENT reply.</text:p>
        </text:list-item>
        <text:list-item>
          <text:p text:style-name="P46">Else if the given recipient does not exist: server sends ERR_NOSUCHNICK reply.</text:p>
        </text:list-item>
        <text:list-item>
          <text:p text:style-name="P46">Else:</text:p>
          <text:list>
            <text:list-item>
              <text:p text:style-name="P62"><text:s/>Server sends message to the specified recipient.</text:p>
            </text:list-item>
            <text:list-item>
              <text:p text:style-name="P46"><text:s/>Server sends SUCCESS_MESSAGE_SENT_TO_NICK reply.</text:p>
            </text:list-item>
          </text:list>
        </text:list-item>
      </text:list>
      <text:p text:style-name="P9"/>
      <text:list xml:id="list617547291" text:continue-list="list507235689" text:style-name="L3">
        <text:list-item>
          <text:p text:style-name="P55">Leaving a Channel</text:p>
        </text:list-item>
      </text:list>
      <text:p text:style-name="P9"/>
      <text:list xml:id="list893133745" text:continue-list="list164426292" text:style-name="L20">
        <text:list-item>
          <text:p text:style-name="P35">Preconditions:</text:p>
        </text:list-item>
      </text:list>
      <text:list xml:id="list1629924682" text:style-name="L32">
        <text:list-item>
          <text:p text:style-name="P47">User is connected to the IRC network.</text:p>
        </text:list-item>
        <text:list-item>
          <text:p text:style-name="P47">User has registered a valid nickname.</text:p>
        </text:list-item>
        <text:list-item>
          <text:p text:style-name="P47">User has joined a channel.</text:p>
        </text:list-item>
      </text:list>
      <text:list xml:id="list936764254" text:style-name="L33">
        <text:list-item>
          <text:p text:style-name="P48">Steps:</text:p>
        </text:list-item>
      </text:list>
      <text:list xml:id="list1088235833" text:style-name="L34">
        <text:list-item>
          <text:p text:style-name="P49">User issues PART command</text:p>
        </text:list-item>
      </text:list>
      <text:list xml:id="list552439544" text:continue-list="list265515814" text:style-name="L25">
        <text:list-item>
          <text:p text:style-name="P40">Postconditions:</text:p>
        </text:list-item>
      </text:list>
      <text:list xml:id="list2102942391" text:style-name="L35">
        <text:list-item>
          <text:p text:style-name="P50">If an invalid command is given: server sends ERR_UNKNOWNCOMMAND reply.</text:p>
        </text:list-item>
        <text:list-item>
          <text:p text:style-name="P50">Else if invalid channel name is given: server sends ERR_NOSUCHCHANNEL reply.</text:p>
        </text:list-item>
        <text:list-item>
          <text:p text:style-name="P50">Else if user is not currently a member of the channel given: server sends ERR_NOTONCHANNEL reply.</text:p>
        </text:list-item>
        <text:list-item>
          <text:p text:style-name="P50">Else:</text:p>
          <text:list>
            <text:list-item>
              <text:p text:style-name="P63"><text:s/>If no parameter is given: server removes user's nickname from most recent channel's list of members.</text:p>
            </text:list-item>
            <text:list-item>
              <text:p text:style-name="P50"><text:s/>Else: server removes user's nickname from the specified channel's list of members.</text:p>
            </text:list-item>
            <text:list-item>
              <text:p text:style-name="P50"><text:soft-page-break/><text:s/>Server sends SUCCESS_PARTED_WITH_CHANNEL reply.</text:p>
            </text:list-item>
          </text:list>
        </text:list-item>
      </text:list>
      <text:p text:style-name="P9"/>
      <text:list xml:id="list1843889886" text:continue-list="list617547291" text:style-name="L3">
        <text:list-item>
          <text:p text:style-name="P55">Quitting the Client</text:p>
        </text:list-item>
      </text:list>
      <text:p text:style-name="P9"/>
      <text:list xml:id="list485084004" text:continue-list="list893133745" text:style-name="L20">
        <text:list-item>
          <text:p text:style-name="P35">Preconditions:</text:p>
        </text:list-item>
      </text:list>
      <text:list xml:id="list960938223" text:style-name="L36">
        <text:list-item>
          <text:p text:style-name="P51">User is connected to the IRC network.</text:p>
        </text:list-item>
      </text:list>
      <text:list xml:id="list1505723533" text:style-name="L37">
        <text:list-item>
          <text:p text:style-name="P52">Steps:</text:p>
        </text:list-item>
      </text:list>
      <text:list xml:id="list842157895" text:style-name="L38">
        <text:list-item>
          <text:p text:style-name="P53">User issues QUIT command.</text:p>
        </text:list-item>
      </text:list>
      <text:list xml:id="list1523211075" text:continue-list="list552439544" text:style-name="L25">
        <text:list-item>
          <text:p text:style-name="P40">Postconditions:</text:p>
        </text:list-item>
      </text:list>
      <text:list xml:id="list177058900" text:style-name="L39">
        <text:list-item>
          <text:p text:style-name="P54">If an invalid command is given: server sends ERR_UNKNOWNCOMMAND reply.</text:p>
        </text:list-item>
        <text:list-item>
          <text:p text:style-name="P54">Else:</text:p>
          <text:list>
            <text:list-item>
              <text:p text:style-name="P64"><text:s/>Server removes user's nickname from list of members for all channels of which they are currently a member.</text:p>
            </text:list-item>
            <text:list-item>
              <text:p text:style-name="P54"><text:s/>Server closes connection with the user.</text:p>
            </text:list-item>
            <text:list-item>
              <text:p text:style-name="P54"><text:s/>Client program closes TCP sockets.</text:p>
            </text:list-item>
            <text:list-item>
              <text:p text:style-name="P54"><text:s/>Client program exits.</text:p>
            </text:list-item>
          </text:list>
        </text:list-item>
      </text:list>
      <text:p text:style-name="P1"/>
      <text:list xml:id="list1020261497" text:continue-list="list1192447652" text:style-name="WW8Num1">
        <text:list-item>
          <text:p text:style-name="P68">Protocol Design (RFC style)</text:p>
          <text:p text:style-name="P68"/>
          <text:p text:style-name="P70">Most of the specifications for our program are taken from the original IRC protocol. For more information on the following design principles, see RFCs 1459, 2810, 2811, 2812, and 2813. The system is designed using client-server architecture, and all messages are sent as ASCII text over TCP networking protocol. Particular definitions and specifications of individual components are given below.</text:p>
        </text:list-item>
      </text:list>
      <text:p text:style-name="P13"/>
      <text:list xml:id="list442338643" text:continue-numbering="true" text:style-name="WW8Num1">
        <text:list-item>
          <text:list>
            <text:list-item>
              <text:p text:style-name="P16">User Nicknames</text:p>
              <text:p text:style-name="P66"/>
              <text:p text:style-name="P67">All users on the IRC network must have a unique nickname linked to their address (username and hostname). <text:s/>The nickname is set by the user by issuing the NICK command. <text:s/>The nickname is limited to a maximum of 9 characters, and cannot include any spaces. The character string must match the following regular expression: /^[A-Za-z0-9_.@-]{1,9}$/</text:p>
              <text:p text:style-name="P66"/>
            </text:list-item>
            <text:list-item>
              <text:p text:style-name="P16">Message Format</text:p>
              <text:p text:style-name="P66"/>
              <text:p text:style-name="P67">Messages are sent by both servers and clients to either transmit text between users or to change the state of the server. <text:s/>All messages are composed of at most 512 characters and are terminated with the CR-LF character pair. Prefix, command, and parameter list are all separated by one or more spaces (ASCII %x20). Empty messages are silently ignored.</text:p>
              <text:p text:style-name="P67"/>
              <text:p text:style-name="P67">The body of a message is made up of three parts: the (optional) prefix, the command, and the command parameters. <text:s/>Messages are parsed using the pseudo Backus-Naur Form (BNF) context-free grammar below.</text:p>
              <text:p text:style-name="P67"/>
            </text:list-item>
          </text:list>
        </text:list-item>
      </text:list>
      <text:list xml:id="list1658116217" text:style-name="L40">
        <text:list-header>
          <text:p text:style-name="P65"><text:span text:style-name="Default_20_Paragraph_20_Font"><text:span text:style-name="T3">BNF representation:</text:span></text:span></text:p>
          <text:list>
            <text:list-item>
              <text:p text:style-name="P65"><text:span text:style-name="Default_20_Paragraph_20_Font"><text:span text:style-name="T3">message := [':' prefix SPACE] command params crlf</text:span></text:span></text:p>
            </text:list-item>
            <text:list-item>
              <text:p text:style-name="P65"><text:soft-page-break/><text:span text:style-name="Default_20_Paragraph_20_Font"><text:span text:style-name="T3">prefix := servername | nick ['!' user] ['@' host]</text:span></text:span></text:p>
            </text:list-item>
            <text:list-item>
              <text:p text:style-name="P65"><text:span text:style-name="Default_20_Paragraph_20_Font"><text:span text:style-name="T3">command := letter { letter } | number number number</text:span></text:span></text:p>
            </text:list-item>
            <text:list-item>
              <text:p text:style-name="P65"><text:span text:style-name="Default_20_Paragraph_20_Font"><text:span text:style-name="T3">SPACE := ' ' { ' ' }</text:span></text:span></text:p>
            </text:list-item>
            <text:list-item>
              <text:p text:style-name="P65"><text:span text:style-name="Default_20_Paragraph_20_Font"><text:span text:style-name="T3">params := SPACE [':' trailing | middle params]</text:span></text:span></text:p>
            </text:list-item>
            <text:list-item>
              <text:p text:style-name="P65"><text:span text:style-name="Default_20_Paragraph_20_Font"><text:span text:style-name="T3">middle := any non-empty sequence of octets (not including SPACE or NUL or CR or LF), first of which may not be ':'</text:span></text:span></text:p>
            </text:list-item>
            <text:list-item>
              <text:p text:style-name="P65"><text:span text:style-name="Default_20_Paragraph_20_Font"><text:span text:style-name="T3">trailing := any, possibly empty, sequence of octets (not including NUL or CR or LF)</text:span></text:span></text:p>
            </text:list-item>
            <text:list-item>
              <text:p text:style-name="P65"><text:span text:style-name="Default_20_Paragraph_20_Font"><text:span text:style-name="T4">crlf := CR (carriage return; ASCII %x0D) LF (line feed; ASCII %x0A)</text:span></text:span></text:p>
            </text:list-item>
          </text:list>
        </text:list-header>
      </text:list>
      <text:p text:style-name="P12"/>
      <text:list xml:id="list361466846" text:continue-list="list442338643" text:style-name="WW8Num1">
        <text:list-item>
          <text:list>
            <text:list-item>
              <text:p text:style-name="P16">Server Responses</text:p>
              <text:p text:style-name="P66"/>
              <text:p text:style-name="P67">All non-empty messages sent by a user generates some form of response from the server to indicate success or failure, or to return some requested information. Messages send by the user are always prefixed with a three-digit code, which is mapped to a particular type of reply. Successful execution of a command is indicated by a RPL reply, while failed or invalid commands are indicated by a ERR reply. <text:s/>For a complete list of all implemented replies, see the accompanying README document.</text:p>
            </text:list-item>
          </text:list>
        </text:list-item>
      </text:list>
      <text:p text:style-name="P13"/>
      <text:list xml:id="list506323218" text:continue-numbering="true" text:style-name="WW8Num1">
        <text:list-item>
          <text:p text:style-name="P68">System Design</text:p>
          <text:p text:style-name="P68"/>
          <text:list>
            <text:list-item>
              <text:p text:style-name="P56">Client</text:p>
              <text:p text:style-name="P66"/>
              <text:p text:style-name="P67">The jamIRC client is a Graphical User Interface (GUI) written using the Java Swing and AWT libraries. <text:s/>All messages are sent using TCP sockets, and specific functions are subdivided among the following classes:</text:p>
            </text:list-item>
          </text:list>
          <text:p text:style-name="P67"/>
        </text:list-item>
      </text:list>
      <text:list xml:id="list158007112" text:style-name="L41">
        <text:list-item>
          <text:p text:style-name="P57">ClientUI:</text:p>
          <text:list>
            <text:list-item>
              <text:p text:style-name="P57">Provides the graphical interface using a JFrame and JPanels.</text:p>
            </text:list-item>
            <text:list-item>
              <text:p text:style-name="P57">Listens for user input through the keyboard or mouse.</text:p>
            </text:list-item>
            <text:list-item>
              <text:p text:style-name="P57">Displays outgoing/incoming messages to the client window.</text:p>
            </text:list-item>
            <text:list-item>
              <text:p text:style-name="P57">Sends/receives messages to/from its SocketInterface member.</text:p>
            </text:list-item>
          </text:list>
          <text:p text:style-name="P57"/>
        </text:list-item>
        <text:list-item>
          <text:p text:style-name="P57">SocketInterface:</text:p>
          <text:list>
            <text:list-item>
              <text:p text:style-name="P57">Manages the TCP connection to the IRC network using a TCP Socket object.</text:p>
            </text:list-item>
            <text:list-item>
              <text:p text:style-name="P57">Sends outgoing messages to the IRC server using an OutputStream object.</text:p>
            </text:list-item>
            <text:list-item>
              <text:p text:style-name="P57">Receives incoming messages from the IRC server using an InputStream object.</text:p>
            </text:list-item>
            <text:list-item>
              <text:p text:style-name="P57">Continually listens for incoming messages on the established connection.</text:p>
            </text:list-item>
          </text:list>
        </text:list-item>
      </text:list>
      <text:list xml:id="list2008395371" text:continue-list="list506323218" text:style-name="WW8Num1">
        <text:list-item>
          <text:list>
            <text:list-header>
              <text:p text:style-name="P66"/>
            </text:list-header>
            <text:list-item>
              <text:p text:style-name="P56">Server</text:p>
              <text:p text:style-name="P66"/>
              <text:p text:style-name="P67">The jamIRC server is written using Python, and operates using Unix TCP networking components. Specific functions are subdivided among the following classes:</text:p>
            </text:list-item>
          </text:list>
        </text:list-item>
      </text:list>
      <text:list xml:id="list1428098104" text:style-name="L42">
        <text:list-header>
          <text:p text:style-name="P58"/>
        </text:list-header>
        <text:list-item>
          <text:p text:style-name="P58">simple_server.py</text:p>
          <text:list>
            <text:list-item>
              <text:p text:style-name="P58">Receives incoming client connections on port 5000.</text:p>
            </text:list-item>
            <text:list-item>
              <text:p text:style-name="P58"><text:soft-page-break/>Terminates client connections after a QUIT command.</text:p>
            </text:list-item>
            <text:list-item>
              <text:p text:style-name="P58">Parse incoming messages and pass them to server.py for execution.</text:p>
            </text:list-item>
          </text:list>
        </text:list-item>
      </text:list>
      <text:p text:style-name="P10"/>
      <text:list xml:id="list1517316710" text:continue-numbering="true" text:style-name="L42">
        <text:list-item>
          <text:p text:style-name="P58">server.py</text:p>
          <text:list>
            <text:list-item>
              <text:p text:style-name="P58">Create, store and manage all channels.</text:p>
            </text:list-item>
            <text:list-item>
              <text:p text:style-name="P58">Store and manage all user nicknames.</text:p>
            </text:list-item>
            <text:list-item>
              <text:p text:style-name="P58">Execute user-generated commands and update state accordingly.</text:p>
            </text:list-item>
            <text:list-item>
              <text:p text:style-name="P58">Send replies and text messages to IRC users.</text:p>
            </text:list-item>
          </text:list>
        </text:list-item>
      </text:list>
      <text:list xml:id="list737916704" text:continue-list="list2008395371" text:style-name="WW8Num1">
        <text:list-item>
          <text:list>
            <text:list-header>
              <text:p text:style-name="P67"/>
              <text:p text:style-name="P66"/>
            </text:list-header>
            <text:list-item>
              <text:p text:style-name="P56">User</text:p>
              <text:p text:style-name="P66"/>
              <text:p text:style-name="P67">The user is the IRC entity connected to the network through the jamIRC client. <text:s/>Users are identified by a unique nickname, which is also mapped to the user's address (username and hostname). Users can send and receive messages, as well as issue commands to change the state of the server.</text:p>
              <text:p text:style-name="P66"/>
            </text:list-item>
            <text:list-item>
              <text:p text:style-name="P56">Channel</text:p>
              <text:p text:style-name="P66"/>
              <text:p text:style-name="P67">Channels are groups of one or more users, all of whom receive messages addressed to the specific channel of which they are a member. <text:s/>Channels are created and joined using the JOIN command, and can have a variety of modes, each of which controls the channel's attributes and functionality (e.g., private, secret, invite, key, moderated, etc.).</text:p>
              <text:p text:style-name="P66"/>
            </text:list-item>
          </text:list>
        </text:list-item>
        <text:list-item>
          <text:p text:style-name="P68">System Implementation</text:p>
        </text:list-item>
      </text:list>
      <text:p text:style-name="P1"/>
      <text:p text:style-name="P1"><text:span text:style-name="T2">The jamIRC Client GUI is written using the Java Swing and AWT libraries, and therefore requires the Java Runtime Environment (JRE6; download at </text:span><text:a xlink:type="simple" xlink:href="http://java.com/en/download/index.jsp"><text:span text:style-name="T2">http://java.com/en/download/index.jsp</text:span></text:a><text:span text:style-name="T2">).</text:span></text:p>
      <text:p text:style-name="P1"/>
      <text:p text:style-name="P1"><text:span text:style-name="T2">Server objects are implemented using Python, and designed to run on a Unix platform. Requisite libraries to run the server can be downloaded at </text:span><text:a xlink:type="simple" xlink:href="http://www.python.org/download/"><text:span text:style-name="T2">http://www.python.org/download/</text:span></text:a><text:span text:style-name="T2">.</text:span></text:p>
      <text:p text:style-name="P1"/>
      <text:list xml:id="list1012262562" text:continue-numbering="true" text:style-name="WW8Num1">
        <text:list-item>
          <text:p text:style-name="P68">Project Progress</text:p>
        </text:list-item>
      </text:list>
      <text:p text:style-name="P4"/>
      <text:p text:style-name="P5">Thus far we have successfully created rudimentary implementations of both client and server programs. <text:s/>The simple_server.py program is capable of handling multiple incoming connections, and spawning new threads to handle each individual client. Implementation of commands at this point is limited to messages with only single parameters at this point, however <text:s/>many of the required commands are already supported by the server.py program, including:</text:p>
      <text:list xml:id="list1859949468" text:style-name="L43">
        <text:list-item>
          <text:p text:style-name="P71">USER</text:p>
        </text:list-item>
        <text:list-item>
          <text:p text:style-name="P71">PRIVMSG</text:p>
        </text:list-item>
        <text:list-item>
          <text:p text:style-name="P71">JOIN</text:p>
        </text:list-item>
        <text:list-item>
          <text:p text:style-name="P71">TOPIC</text:p>
        </text:list-item>
        <text:list-item>
          <text:p text:style-name="P71"><text:soft-page-break/>LIST</text:p>
        </text:list-item>
        <text:list-item>
          <text:p text:style-name="P71">PART</text:p>
        </text:list-item>
        <text:list-item>
          <text:p text:style-name="P71">QUIT</text:p>
          <text:p text:style-name="P76"/>
          <text:p text:style-name="P80"><text:span text:style-name="T1">The jamIRC client consists of a simple GUI containing text areas for sending and viewing messages. <text:s/>The client TCP networking functions are performed by the SocketInterface class, which currently supports incoming and outgoing connections to the central server.</text:span></text:p>
        </text:list-item>
      </text:list>
      <text:p text:style-name="P79"><text:span text:style-name="T1"/></text:p>
      <text:p text:style-name="P4"/>
      <text:list xml:id="list1295707859" text:continue-list="list1012262562" text:style-name="WW8Num1">
        <text:list-item>
          <text:p text:style-name="P68">Team Management</text:p>
          <text:list>
            <text:list-item>
              <text:p text:style-name="P69">Work items for each team member</text:p>
              <text:p text:style-name="P78"/>
              <text:p text:style-name="P77">Justin:</text:p>
            </text:list-item>
          </text:list>
        </text:list-item>
      </text:list>
      <text:list xml:id="list1491097356" text:style-name="L44">
        <text:list-item>
          <text:p text:style-name="P75">Implement command parsing using pseudo BNF definition in specifications.</text:p>
        </text:list-item>
        <text:list-item>
          <text:p text:style-name="P75">Add tabs for separate channels to ClientUI.</text:p>
        </text:list-item>
        <text:list-item>
          <text:p text:style-name="P75">Write final report, help documentation, and protocol specifications.</text:p>
        </text:list-item>
      </text:list>
      <text:list xml:id="list2042085492" text:continue-list="list1295707859" text:style-name="WW8Num1">
        <text:list-item>
          <text:list>
            <text:list-header>
              <text:p text:style-name="P77"/>
              <text:p text:style-name="P77">Matt:</text:p>
            </text:list-header>
          </text:list>
        </text:list-item>
      </text:list>
      <text:list xml:id="list1734737946" text:style-name="L46">
        <text:list-item>
          <text:p text:style-name="P72">Draft server protocol</text:p>
        </text:list-item>
        <text:list-item>
          <text:p text:style-name="P72">Implement Server</text:p>
          <text:p text:style-name="P72"/>
        </text:list-item>
      </text:list>
      <text:list xml:id="list811497549" text:continue-list="list2042085492" text:style-name="WW8Num1">
        <text:list-item>
          <text:list>
            <text:list-header>
              <text:p text:style-name="P77">Andrew:</text:p>
            </text:list-header>
          </text:list>
        </text:list-item>
      </text:list>
      <text:list xml:id="list750127343" text:style-name="L48">
        <text:list-item>
          <text:p text:style-name="P73">Build interface in which a client can push commands to the server.</text:p>
        </text:list-item>
        <text:list-item>
          <text:p text:style-name="P73">Work closely with Matt and Justin to create test cases for our programs, ensuring our protocols are in effect.</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paragraph-properties fo:margin-left="0.5in" fo:margin-right="0in" fo:text-indent="0in" style:auto-text-indent="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gtx</meta:initial-creator>
    <meta:creation-date>2011-11-12T16:44:00</meta:creation-date>
    <dc:date>2011-11-13T14:48:39</dc:date>
    <meta:editing-cycles>152</meta:editing-cycles>
    <meta:editing-duration>PT10H33M37S</meta:editing-duration>
    <meta:generator>LibreOffice/3.4$Unix LibreOffice_project/340m1$Build-302</meta:generator>
    <dc:creator>Andrew Montgomery</dc:creator>
    <meta:document-statistic meta:table-count="0" meta:image-count="0" meta:object-count="0" meta:page-count="8" meta:paragraph-count="211" meta:word-count="2202" meta:character-count="13618" meta:non-whitespace-character-count="11780"/>
  </office:meta>
</office:document-meta>
</file>